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0ab" officeooo:paragraph-rsid="001401c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color="#000000" draw:textarea-horizontal-align="justify" draw:textarea-vertical-align="middle" draw:auto-grow-height="false" fo:min-height="0.948in" fo:min-width="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791in" fo:min-width="0.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945in" fo:min-width="0.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654in" fo:min-width="0.7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161in" fo:min-width="0.8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264in" fo:min-width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custom-shape text:anchor-type="paragraph" draw:z-index="0" draw:name="Shape1" draw:style-name="gr1" svg:width="2.0004in" svg:height="0.948in" svg:x="3.561in" svg:y="0.1091in"><text:p/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text:p>
      <text:p text:style-name="P1"><draw:custom-shape text:anchor-type="paragraph" draw:z-index="1" draw:name="Shape2" draw:style-name="gr2" svg:width="1.1878in" svg:height="1.1043in" svg:x="4.0299in" svg:y="1.5634in"><text:p>Business</text:p><text:p>Accoun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2" draw:name="Shape3" draw:style-name="gr3" svg:width="1.1878in" svg:height="1.1252in" svg:x="5.9362in" svg:y="1.5008in"><text:p>Tax</text:p><text:p>Accoun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" draw:name="Shape4" draw:style-name="gr4" svg:width="1.1252in" svg:height="1.0835in" svg:x="4.0819in" svg:y="3.3028in"><text:p>Investment </text:p><text:p>Accoun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4" draw:name="Shape5" draw:style-name="gr5" svg:width="1.198in" svg:height="1.1567in" svg:x="2.2799in" svg:y="1.5319in"><text:p>Business</text:p><text:p>Expenses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5" draw:name="Shape6" draw:style-name="gr6" svg:width="1.4169in" svg:height="1.313in" svg:x="5.9673in" svg:y="5.3445in"><text:p>Stock</text:p><text:p>Accoun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6" draw:name="Shape6" draw:style-name="gr6" svg:width="1.4169in" svg:height="1.313in" svg:x="4.0717in" svg:y="5.3445in"><text:p>Real Estate</text:p><text:p>Account<text:tab/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7" draw:name="Shape6" draw:style-name="gr6" svg:width="1.4169in" svg:height="1.313in" svg:x="2.0402in" svg:y="5.3339in"><text:p>Home Expenses</text:p><text:p>Account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8" draw:name="Shape7" draw:style-name="gr7" draw:text-style-name="P2" svg:x1="4.5402in" svg:y1="0.8654in" svg:x2="4.5193in" svg:y2="1.5634in"><text:p/></draw:line><draw:line text:anchor-type="paragraph" draw:z-index="9" draw:name="Shape8" draw:style-name="gr7" draw:text-style-name="P2" svg:x1="4.0299in" svg:y1="2.1465in" svg:x2="3.478in" svg:y2="2.1567in"><text:p/></draw:line><draw:line text:anchor-type="paragraph" draw:z-index="10" draw:name="Shape9" draw:style-name="gr7" draw:text-style-name="P2" svg:x1="5.2173in" svg:y1="2.1567in" svg:x2="5.9362in" svg:y2="2.1465in"><text:p/></draw:line><draw:line text:anchor-type="paragraph" draw:z-index="11" draw:name="Shape10" draw:style-name="gr7" draw:text-style-name="P2" svg:x1="4.6236in" svg:y1="2.6673in" svg:x2="4.6134in" svg:y2="3.3028in"><text:p/></draw:line><draw:line text:anchor-type="paragraph" draw:z-index="12" draw:name="Shape11" draw:style-name="gr7" draw:text-style-name="P2" svg:x1="4.6236in" svg:y1="4.3862in" svg:x2="4.6654in" svg:y2="5.3445in"><text:p/></draw:line><draw:line text:anchor-type="paragraph" draw:z-index="13" draw:name="Shape12" draw:style-name="gr7" draw:text-style-name="P2" svg:x1="5.9673in" svg:y1="5.9902in" svg:x2="5.4882in" svg:y2="5.9799in"><text:p/></draw:line><draw:line text:anchor-type="paragraph" draw:z-index="14" draw:name="Shape13" draw:style-name="gr7" draw:text-style-name="P2" svg:x1="4.0717in" svg:y1="5.9799in" svg:x2="3.4571in" svg:y2="5.9799in"><text:p/></draw:line><draw:frame text:anchor-type="paragraph" draw:z-index="15" draw:name="Shape14" draw:style-name="gr8" draw:text-style-name="P3" svg:width="1.2921in" svg:height="0.563in" svg:x="3.8634in" svg:y="0.1465in"><draw:text-box><text:p>Check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3</meta:editing-cycles>
    <meta:generator>LibreOffice/5.4.3.2$Windows_X86_64 LibreOffice_project/92a7159f7e4af62137622921e809f8546db437e5</meta:generator>
    <dc:date>2018-11-23T15:10:52.870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